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fo:color="#000000" style:font-name="Gill Sans MT_CCJU" fo:font-size="11pt" style:font-size-asian="11pt" style:font-size-complex="11pt"/>
    </style:style>
    <style:style style:name="P21"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2"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P25"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color="#000000" style:font-size-complex="11pt"/>
    </style:style>
    <style:style style:name="T6" style:family="text">
      <style:text-properties fo:language="en" fo:country="US" fo:font-style="normal" fo:font-weight="normal" style:language-asian="en" style:country-asian="US" style:font-name-complex="Gill Sans MT_CCJU" style:font-size-complex="11pt"/>
    </style:style>
    <style:style style:name="T7" style:family="text">
      <style:text-properties style:font-size-asian="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18"/>
      <text:p text:style-name="P18"/>
      <text:p text:style-name="P18"/>
      <text:p text:style-name="P21">Votre demande de calcul d'une contribution de l'Etat à la réduction des primes dans l'assurance-maladie relative à l'année %=RELATIV1=% sur la base de la révision de votre taxation définitive de l'année %=ANNEEMOINSDEUX=%.</text:p>
      <text:p text:style-name="P22"/>
      <text:p text:style-name="P16"/>
      <text:p text:style-name="P16"/>
      <text:p text:style-name="P16">%=TITRE=%,</text:p>
      <text:p text:style-name="P16"/>
      <text:p text:style-name="P16">Statuant sur votre demande du %=DREDRECA=%, nous constatons que votre revenu déterminant, détaillé au verso, s'élève à CHF %=<text:span text:style-name="T5">DETREC=%. De ce fait, nous avons le regret de vous annoncer que vous ne pouvez pas bénéficier d'une contribution de l'Etat à la réduction des primes dans l'assurance-maladie pour l'année %=RELATIV1=%.</text:span></text:p>
      <text:p text:style-name="P20"/>
      <text:p text:style-name="P22">%#include AM_SIGNATURES#%</text:p>
      <text:p text:style-name="P25"><text:span text:style-name="T7">%#include AM_REVENU_STANDARD_</text:span><text:span text:style-name="T6">RECALCUL</text:span><text:span text:style-name="T7">#%</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st13</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Cédric Bulloni</dc:creator>
    <dc:date>2013-06-14T13:03:08.45</dc:date>
    <meta:print-date>2003-09-10T06:53:00</meta:print-date>
    <meta:editing-cycles>117</meta:editing-cycles>
    <meta:editing-duration>PT7H4M47S</meta:editing-duration>
    <meta:document-statistic meta:table-count="0" meta:image-count="2" meta:object-count="0" meta:page-count="2" meta:paragraph-count="33" meta:word-count="298" meta:character-count="2176"/>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